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500000023EB4E9695.png" manifest:media-type="image/png"/>
  <manifest:file-entry manifest:full-path="Pictures/2000000F000001E8000001D48FD40BEB.svm" manifest:media-type=""/>
  <manifest:file-entry manifest:full-path="Pictures/2000000F0000020D000001D4C73554CE.svm" manifest:media-type=""/>
  <manifest:file-entry manifest:full-path="Pictures/200000160000035800000214114391D2.svm" manifest:media-type=""/>
  <manifest:file-entry manifest:full-path="Pictures/2000000F000001F3000001D4059CC3F8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069in" table:align="margins"/>
    </style:style>
    <style:style style:name="Table1.A" style:family="table-column">
      <style:table-column-properties style:column-width="0.3736in" style:rel-column-width="3882*"/>
    </style:style>
    <style:style style:name="Table1.B" style:family="table-column">
      <style:table-column-properties style:column-width="1.6785in" style:rel-column-width="17440*"/>
    </style:style>
    <style:style style:name="Table1.C" style:family="table-column">
      <style:table-column-properties style:column-width="1.6972in" style:rel-column-width="17635*"/>
    </style:style>
    <style:style style:name="Table1.D" style:family="table-column">
      <style:table-column-properties style:column-width="2.1118in" style:rel-column-width="21943*"/>
    </style:style>
    <style:style style:name="Table1.E" style:family="table-column">
      <style:table-column-properties style:column-width="0.4458in" style:rel-column-width="463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3069in" table:align="margins"/>
    </style:style>
    <style:style style:name="Table3.A" style:family="table-column">
      <style:table-column-properties style:column-width="1.2611in" style:rel-column-width="13104*"/>
    </style:style>
    <style:style style:name="Table3.B" style:family="table-column">
      <style:table-column-properties style:column-width="1.4993in" style:rel-column-width="15579*"/>
    </style:style>
    <style:style style:name="Table3.C" style:family="table-column">
      <style:table-column-properties style:column-width="1.6542in" style:rel-column-width="17188*"/>
    </style:style>
    <style:style style:name="Table3.D" style:family="table-column">
      <style:table-column-properties style:column-width="1.8924in" style:rel-column-width="196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70438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Liberation Serif" fo:font-style="normal" fo:font-weight="bold" officeooo:rsid="00bdcf61" officeooo:paragraph-rsid="00bdcf61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font-name="Liberation Serif" fo:font-style="normal" fo:font-weight="bold" officeooo:rsid="00c73a42" officeooo:paragraph-rsid="00c73a42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font-name="Liberation Serif" fo:font-style="normal" fo:font-weight="bold" officeooo:rsid="00c73a42" officeooo:paragraph-rsid="00da67e1" style:font-style-asian="normal" style:font-weight-asian="bold" style:font-style-complex="normal" style:font-weight-complex="bold"/>
    </style:style>
    <style:style style:name="P14" style:family="paragraph" style:parent-style-name="Standard">
      <style:text-properties style:font-name="Liberation Serif" fo:font-style="normal" fo:font-weight="normal" officeooo:rsid="00c73a42" officeooo:paragraph-rsid="00c73a42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Liberation Serif" fo:font-style="normal" fo:font-weight="normal" officeooo:rsid="00c7ac43" officeooo:paragraph-rsid="00c7ac43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Liberation Serif" fo:font-size="12pt" fo:font-style="normal" fo:font-weight="bold" officeooo:rsid="000511a6" officeooo:paragraph-rsid="00bdcf61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18" style:family="paragraph" style:parent-style-name="Standard">
      <style:text-properties style:font-name="Liberation Serif" fo:font-size="11pt" fo:font-style="normal" fo:font-weight="normal" officeooo:paragraph-rsid="00bdcf61" style:font-size-asian="11pt" style:font-style-asian="normal" style:font-weight-asian="normal"/>
    </style:style>
    <style:style style:name="P19" style:family="paragraph" style:parent-style-name="Standard">
      <style:text-properties style:font-name="Liberation Serif" officeooo:paragraph-rsid="00bdcf61"/>
    </style:style>
    <style:style style:name="P20" style:family="paragraph" style:parent-style-name="Standard">
      <style:text-properties officeooo:paragraph-rsid="00bdcf61"/>
    </style:style>
    <style:style style:name="P21" style:family="paragraph" style:parent-style-name="Standard">
      <style:text-properties style:font-name="Liberation Serif1" fo:font-style="normal" fo:font-weight="bold" officeooo:rsid="00d18205" officeooo:paragraph-rsid="00bdcf61" style:font-name-asian="Liberation Serif1" style:font-style-asian="normal" style:font-weight-asian="bold" style:font-name-complex="Liberation Serif1" style:font-style-complex="normal" style:font-weight-complex="bold"/>
    </style:style>
    <style:style style:name="P22" style:family="paragraph" style:parent-style-name="Footer">
      <style:text-properties style:font-name="Liberation Serif" officeooo:rsid="004f790c" officeooo:paragraph-rsid="004f790c"/>
    </style:style>
    <style:style style:name="P23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4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officeooo:paragraph-rsid="00870438" style:font-name-asian="Tahoma1" style:font-size-asian="11pt" style:font-style-asian="italic" style:font-weight-asian="bold" style:font-name-complex="Tahoma1" style:font-size-complex="11pt"/>
    </style:style>
    <style:style style:name="P25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6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7" style:family="paragraph" style:parent-style-name="Text_20_body">
      <style:text-properties style:font-name="Liberation Serif1" fo:font-style="normal" fo:font-weight="normal" officeooo:rsid="00902c89" officeooo:paragraph-rsid="00902c89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style:font-name="Liberation Serif1" fo:font-style="normal" fo:font-weight="normal" officeooo:rsid="00da67e1" officeooo:paragraph-rsid="00da67e1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line-height="150%"/>
      <style:text-properties style:font-name="Liberation Serif1" officeooo:paragraph-rsid="00bdcf61"/>
    </style:style>
    <style:style style:name="P30" style:family="paragraph" style:parent-style-name="Text_20_body">
      <style:text-properties style:font-name="Liberation Serif" fo:font-weight="bold" officeooo:rsid="000511a6" officeooo:paragraph-rsid="00bc4cd3" style:font-weight-asian="bold" style:font-weight-complex="bold"/>
    </style:style>
    <style:style style:name="P31" style:family="paragraph" style:parent-style-name="Table_20_Contents">
      <style:text-properties style:font-name="Liberation Serif" officeooo:rsid="0362634e" officeooo:paragraph-rsid="00bdcf61"/>
    </style:style>
    <style:style style:name="P32" style:family="paragraph" style:parent-style-name="Table_20_Contents">
      <style:text-properties style:font-name="Liberation Serif" officeooo:rsid="003d5a41" officeooo:paragraph-rsid="00bdcf61"/>
    </style:style>
    <style:style style:name="P33" style:family="paragraph" style:parent-style-name="Table_20_Contents">
      <style:text-properties style:font-name="Liberation Serif" officeooo:rsid="0364880b" officeooo:paragraph-rsid="00bdcf61"/>
    </style:style>
    <style:style style:name="P34" style:family="paragraph" style:parent-style-name="Table_20_Contents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35" style:family="paragraph" style:parent-style-name="Table_20_Contents">
      <style:text-properties style:font-name="Liberation Serif" fo:font-size="11pt" fo:font-style="normal" fo:font-weight="normal" officeooo:rsid="03638a15" officeooo:paragraph-rsid="00bdcf61" style:font-size-asian="11pt" style:font-style-asian="normal" style:font-weight-asian="normal"/>
    </style:style>
    <style:style style:name="P36" style:family="paragraph" style:parent-style-name="Table_20_Contents">
      <style:text-properties style:font-name="Liberation Serif" officeooo:rsid="03638a15" officeooo:paragraph-rsid="00bdcf61"/>
    </style:style>
    <style:style style:name="P37" style:family="paragraph" style:parent-style-name="Table_20_Contents">
      <style:text-properties style:font-name="Liberation Serif" officeooo:rsid="00bc4cd3" officeooo:paragraph-rsid="00bdcf61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officeooo:rsid="03d09ae6" officeooo:paragraph-rsid="00bdcf61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officeooo:rsid="03d125bb" officeooo:paragraph-rsid="00bdcf61"/>
    </style:style>
    <style:style style:name="P40" style:family="paragraph" style:parent-style-name="Table_20_Contents">
      <style:text-properties style:font-name="Liberation Serif" officeooo:rsid="03d125bb" officeooo:paragraph-rsid="00bdcf61"/>
    </style:style>
    <style:style style:name="P41" style:family="paragraph" style:parent-style-name="Table_20_Contents">
      <style:text-properties style:font-name="Liberation Serif" officeooo:paragraph-rsid="00bdcf61"/>
    </style:style>
    <style:style style:name="P42" style:family="paragraph" style:parent-style-name="Standard">
      <style:text-properties style:font-name="Liberation Serif" fo:font-size="12pt" fo:font-style="normal" fo:font-weight="bold" officeooo:rsid="00bdcf61" officeooo:paragraph-rsid="00bdcf61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4" style:family="paragraph" style:parent-style-name="Standard">
      <style:paragraph-properties fo:break-before="page"/>
      <style:text-properties style:font-name="Liberation Serif" fo:font-size="12pt" fo:font-style="normal" fo:font-weight="bold" officeooo:rsid="00bdcf61" officeooo:paragraph-rsid="00bdcf61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ext_20_body" style:list-style-name="L9">
      <style:text-properties style:font-name="Liberation Serif1" fo:font-style="normal" fo:font-weight="normal" officeooo:rsid="041be12b" officeooo:paragraph-rsid="00bdcf61" style:font-style-asian="normal" style:font-weight-asian="normal" style:font-style-complex="normal" style:font-weight-complex="normal"/>
    </style:style>
    <style:style style:name="P46" style:family="paragraph" style:parent-style-name="Text_20_body" style:list-style-name="L9">
      <style:text-properties style:font-name="Liberation Serif1" fo:font-style="normal" fo:font-weight="normal" officeooo:rsid="00bc4cd3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47" style:family="paragraph" style:parent-style-name="Text_20_body" style:list-style-name="L9">
      <style:text-properties style:font-name="Liberation Serif1" officeooo:paragraph-rsid="00bdcf61"/>
    </style:style>
    <style:style style:name="P48" style:family="paragraph" style:parent-style-name="Text_20_body" style:list-style-name="L9">
      <style:paragraph-properties fo:break-before="page"/>
      <style:text-properties style:font-name="Liberation Serif1" fo:font-style="normal" fo:font-weight="normal" officeooo:rsid="036c777f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49" style:family="paragraph">
      <style:paragraph-properties fo:text-align="start"/>
      <style:text-properties fo:font-size="18pt"/>
    </style:style>
    <style:style style:name="P50" style:family="paragraph">
      <style:paragraph-properties fo:text-align="start" style:writing-mode="lr-tb"/>
      <style:text-properties fo:font-size="18pt"/>
    </style:style>
    <style:style style:name="P5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in" fo:margin-right="0in" fo:margin-top="0in" fo:margin-bottom="0in" fo:line-height="100%" fo:text-indent="0in"/>
    </style:style>
    <style:style style:name="P53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style:paragraph-properties fo:text-align="cente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b83e9c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officeooo:rsid="007bbbd0"/>
    </style:style>
    <style:style style:name="T10" style:family="text">
      <style:text-properties style:text-position="sub 58%"/>
    </style:style>
    <style:style style:name="T11" style:family="text">
      <style:text-properties style:font-name="Liberation Serif" fo:font-size="12pt" fo:font-style="normal" fo:font-weight="normal" officeooo:rsid="003f8cd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2" style:family="text">
      <style:text-properties style:font-name="Liberation Serif" fo:font-size="12pt" fo:font-style="normal" fo:font-weight="normal" officeooo:rsid="00bb3596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3" style:family="text">
      <style:text-properties style:font-name="Liberation Serif" fo:font-size="12pt" fo:font-style="normal" fo:font-weight="normal" officeooo:rsid="00bc4cd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5" style:family="text">
      <style:text-properties style:font-name="Liberation Serif" fo:font-size="12pt" fo:font-style="normal" fo:font-weight="normal" officeooo:rsid="00bb3596" style:font-size-asian="12pt" style:font-style-asian="normal" style:font-weight-asian="normal" style:font-size-complex="12pt"/>
    </style:style>
    <style:style style:name="T16" style:family="text">
      <style:text-properties style:font-name="Liberation Serif" fo:font-weight="bold" style:font-weight-asian="bold" style:font-weight-complex="bold"/>
    </style:style>
    <style:style style:name="T17" style:family="text">
      <style:text-properties style:font-name="Liberation Serif" fo:font-weight="bold" officeooo:rsid="00c4981c" style:font-weight-asian="bold" style:font-weight-complex="bold"/>
    </style:style>
    <style:style style:name="T18" style:family="text">
      <style:text-properties fo:font-style="normal" fo:font-weight="normal" officeooo:rsid="036c777f" style:font-name-asian="Liberation Serif1" style:font-style-asian="normal" style:font-weight-asian="normal" style:font-name-complex="Liberation Serif1" style:font-style-complex="normal" style:font-weight-complex="normal"/>
    </style:style>
    <style:style style:name="T19" style:family="text">
      <style:text-properties fo:font-style="normal" fo:font-weight="normal" officeooo:rsid="04190cf5" style:font-name-asian="Liberation Serif1" style:font-style-asian="normal" style:font-weight-asian="normal" style:font-name-complex="Liberation Serif1" style:font-style-complex="normal" style:font-weight-complex="normal"/>
    </style:style>
    <style:style style:name="T20" style:family="text">
      <style:text-properties fo:font-style="normal" fo:font-weight="normal" officeooo:rsid="0055302d" style:font-name-asian="Liberation Serif1" style:font-style-asian="normal" style:font-weight-asian="normal" style:font-name-complex="Liberation Serif1" style:font-style-complex="normal" style:font-weight-complex="normal"/>
    </style:style>
    <style:style style:name="T21" style:family="text">
      <style:text-properties fo:font-style="normal" fo:font-weight="normal" officeooo:rsid="0060813f" style:font-name-asian="Liberation Serif1" style:font-style-asian="normal" style:font-weight-asian="normal" style:font-name-complex="Liberation Serif1" style:font-style-complex="normal" style:font-weight-complex="normal"/>
    </style:style>
    <style:style style:name="T22" style:family="text">
      <style:text-properties fo:font-style="normal" fo:font-weight="normal" officeooo: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T23" style:family="text">
      <style:text-properties fo:font-style="normal" fo:font-weight="normal" officeooo:rsid="0052d96e" style:font-name-asian="Liberation Serif1" style:font-style-asian="normal" style:font-weight-asian="normal" style:font-name-complex="Liberation Serif1" style:font-style-complex="normal" style:font-weight-complex="normal"/>
    </style:style>
    <style:style style:name="T24" style:family="text">
      <style:text-properties officeooo:rsid="00c7ac43"/>
    </style:style>
    <style:style style:name="T25" style:family="text">
      <style:text-properties officeooo:rsid="00c94aeb"/>
    </style:style>
    <style:style style:name="T26" style:family="text">
      <style:text-properties officeooo:rsid="00c4981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dd2af1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945in" fo:min-width="0.0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2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7" style:family="graphic">
      <style:graphic-properties draw:stroke="solid" svg:stroke-width="0.000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.0016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Nom<text:span text:style-name="T9">bre</text:span> del alumn<text:span text:style-name="T9">o</text:span>/a: <text:span text:style-name="T28">Salvador Cabalín</text:span> <text:s text:c="6"/></text:p>
      <text:p text:style-name="P26"><draw:custom-shape text:anchor-type="paragraph" draw:z-index="3" draw:name="Image1" draw:style-name="gr2" draw:text-style-name="P50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9" svg:width="0.948in" svg:height="0.437in" svg:x="4.6335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50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<text:span text:style-name="T9">C</text:span>ualificació<text:span text:style-name="T9">n</text:span>: <text:s text:c="6"/></text:p>
      <text:p text:style-name="P25"><text:s text:c="70"/></text:p>
      <text:p text:style-name="P26"/>
      <text:p text:style-name="P3"><draw:custom-shape text:anchor-type="paragraph" draw:z-index="0" draw:name="Image4" draw:style-name="gr1" draw:text-style-name="P49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23">T<text:span text:style-name="T9">i</text:span>emp<text:span text:style-name="T9">o</text:span>: <text:span text:style-name="T7">90 min</text:span></text:p>
      <text:p text:style-name="P24">Observacion<text:span text:style-name="T9">e</text:span>s: <text:span text:style-name="T8">Cada número sin unidad resta 1 punto</text:span></text:p>
      <text:p text:style-name="P9"/>
      <text:p text:style-name="P10"><text:tab/></text:p>
      <text:p text:style-name="P42">Recuperación 2ª evaluación 1º examen</text:p>
      <text:p text:style-name="P12"/>
      <text:p text:style-name="P13">Ejercicio 1<text:span text:style-name="T26"><text:tab/><text:tab/><text:tab/><text:tab/><text:tab/><text:tab/><text:tab/><text:tab/><text:tab/><text:tab/><text:tab/><text:tab/><text:tab/><text:tab/><text:tab/>3 p</text:span></text:p>
      <text:p text:style-name="P14">Un transformador dispone de un bobinado <text:span text:style-name="T24">primario</text:span> de 100 espiras y de un bobinado <text:span text:style-name="T24">secundario</text:span> de 200 espiras.</text:p>
      <text:p text:style-name="P14">La corriente que se está <text:span text:style-name="T24">obteniendo</text:span> <text:span text:style-name="T24">en el secundario</text:span> del transformador es de 10 A, la tensión <text:span text:style-name="T24">de 50 V. Calcula tensión y corriente en el primario.</text:span></text:p>
      <text:p text:style-name="P11"/>
      <text:p text:style-name="P21"/>
      <text:p text:style-name="P11"/>
      <text:p text:style-name="P13">Ejercicio <text:span text:style-name="T24">2<text:tab/><text:tab/><text:tab/><text:tab/><text:tab/><text:tab/><text:tab/><text:tab/><text:tab/><text:tab/><text:tab/><text:tab/><text:tab/><text:tab/><text:tab/>3 p</text:span></text:p>
      <text:p text:style-name="P15">En un inductor con<draw:frame draw:style-name="fr1" draw:name="Object16" text:anchor-type="as-char" svg:y="-0.1484in" svg:width="0.5681in" svg:height="0.1846in" draw:z-index="5"><draw:object xlink:href="./Object 15" xlink:type="simple" xlink:show="embed" xlink:actuate="onLoad"/><draw:image xlink:href="./ObjectReplacements/Object 15" xlink:type="simple" xlink:show="embed" xlink:actuate="onLoad"/></draw:frame>, la variación de la intensidad es de <draw:frame draw:style-name="fr1" draw:name="Object17" text:anchor-type="as-char" svg:y="-0.2453in" svg:width="0.7791in" svg:height="0.3945in" draw:z-index="6"><draw:object xlink:href="./Object 16" xlink:type="simple" xlink:show="embed" xlink:actuate="onLoad"/><draw:image xlink:href="./ObjectReplacements/Object 16" xlink:type="simple" xlink:show="embed" xlink:actuate="onLoad"/></draw:frame>.</text:p>
      <text:p text:style-name="P15">Indica la tensión inducida,<text:span text:style-name="T25"> la polaridad en el inductor y la dirección en la que se mueve el selector del potenciómetro en el esquema.</text:span></text:p>
      <text:p text:style-name="P15"/>
      <text:p text:style-name="P15"/>
      <text:p text:style-name="P15"><draw:g text:anchor-type="paragraph" draw:z-index="7" draw:style-name="gr4"><draw:line draw:style-name="gr8" draw:text-style-name="P54" svg:x1="1.9299in" svg:y1="0.4791in" svg:x2="2.6185in" svg:y2="0.4791in"><text:p/></draw:line><draw:line draw:style-name="gr8" draw:text-style-name="P54" svg:x1="2.7768in" svg:y1="0.4701in" svg:x2="3.3287in" svg:y2="0.4701in"><text:p/></draw:line><draw:line draw:style-name="gr8" draw:text-style-name="P54" svg:x1="4.2768in" svg:y1="2.2031in" svg:x2="4.2768in" svg:y2="0.1795in"><text:p/></draw:line><draw:frame draw:style-name="gr9" draw:text-style-name="P55" svg:width="0.4961in" svg:height="0.3559in" svg:x="2.4717in" svg:y="0.0008in"><draw:text-box><text:p text:style-name="P52"><text:span text:style-name="T30">L</text:span></text:p></draw:text-box></draw:frame><draw:line draw:style-name="gr8" draw:text-style-name="P54" svg:x1="3.924in" svg:y1="0.4783in" svg:x2="4.2787in" svg:y2="0.4728in"><text:p/></draw:line><draw:line draw:style-name="gr8" draw:text-style-name="P54" svg:x1="3.0071in" svg:y1="2.2272in" svg:x2="4.2795in" svg:y2="2.2055in"><text:p/></draw:line><draw:line draw:style-name="gr8" draw:text-style-name="P54" svg:x1="1.9299in" svg:y1="2.2181in" svg:x2="2.8618in" svg:y2="2.2055in"><text:p/></draw:line><draw:g draw:style-name="gr10"><draw:g draw:style-name="gr10"><draw:custom-shape draw:style-name="gr11" draw:text-style-name="P54" svg:width="0.1516in" svg:height="0.1516in" svg:x="2.3244in" svg:y="0.393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54" svg:x1="2.3268in" svg:y1="0.4701in" svg:x2="2.4724in" svg:y2="0.4701in"><text:p/></draw:line></draw:g><draw:g draw:style-name="gr10"><draw:custom-shape draw:style-name="gr13" draw:text-style-name="P54" svg:width="0.1516in" svg:height="0.1516in" svg:x="2.4823in" svg:y="0.393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54" svg:x1="2.4858in" svg:y1="0.4701in" svg:x2="2.6315in" svg:y2="0.4701in"><text:p/></draw:line></draw:g><draw:g draw:style-name="gr10"><draw:custom-shape draw:style-name="gr11" draw:text-style-name="P54" svg:width="0.1516in" svg:height="0.1512in" svg:x="2.639in" svg:y="0.3937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54" svg:x1="2.6417in" svg:y1="0.4701in" svg:x2="2.7874in" svg:y2="0.4701in"><text:p/></draw:line></draw:g><draw:g draw:style-name="gr10"><draw:custom-shape draw:style-name="gr13" draw:text-style-name="P54" svg:width="0.1516in" svg:height="0.1516in" svg:x="2.7969in" svg:y="0.395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54" svg:x1="2.8004in" svg:y1="0.4701in" svg:x2="2.9461in" svg:y2="0.4701in"><text:p/></draw:line></draw:g></draw:g><draw:line draw:style-name="gr8" draw:text-style-name="P54" svg:x1="1.9236in" svg:y1="2.2035in" svg:x2="1.9236in" svg:y2="0.4791in"><text:p/></draw:line><draw:frame draw:style-name="gr9" draw:text-style-name="P55" svg:width="0.3307in" svg:height="0.3559in" svg:x="1.5752in" svg:y="1.6543in"><draw:text-box><text:p text:style-name="P52"><text:span text:style-name="T30">I</text:span></text:p></draw:text-box></draw:frame><draw:line draw:style-name="gr15" draw:text-style-name="P56" svg:x1="2.8559in" svg:y1="2.4157in" svg:x2="2.8559in" svg:y2="2.0228in"><text:p/></draw:line><draw:line draw:style-name="gr15" draw:text-style-name="P56" svg:x1="3.015in" svg:y1="2.3173in" svg:x2="3.015in" svg:y2="2.1213in"><text:p/></draw:line><draw:frame draw:style-name="gr16" draw:text-style-name="P57" svg:width="0.1953in" svg:height="0.1835in" svg:x="2.8378in" svg:y="2.4972in"><draw:image xlink:href="Pictures/2000000F000001F3000001D4059CC3F8.svm" xlink:type="simple" xlink:show="embed" xlink:actuate="onLoad"><text:p/></draw:image></draw:frame><draw:polygon draw:style-name="gr15" draw:text-style-name="P56" svg:width="0.5933in" svg:height="0.2004in" svg:x="3.3386in" svg:y="0.3701in" svg:viewBox="0 0 1508 510" draw:points="757,510 0,510 0,0 1508,0 1508,510"><text:p/></draw:polygon><draw:polygon draw:style-name="gr17" draw:text-style-name="P56" svg:width="0.174in" svg:height="0.1598in" svg:x="3.6945in" svg:y="0.25in" svg:viewBox="0 0 443 407" draw:points="443,0 0,172 197,407"><text:p/></draw:polygon><draw:polygon draw:style-name="gr18" draw:text-style-name="P56" svg:width="0.0795in" svg:height="0.1185in" svg:x="3.5709in" svg:y="0.2594in" svg:viewBox="0 0 203 302" draw:points="103,302 203,0 0,0"><text:p/></draw:polygon><draw:polygon draw:style-name="gr17" draw:text-style-name="P56" svg:width="0.0795in" svg:height="0.1185in" svg:x="3.5709in" svg:y="0.2594in" svg:viewBox="0 0 203 302" draw:points="103,302 203,0 0,0"><text:p/></draw:polygon><draw:polygon draw:style-name="gr15" draw:text-style-name="P56" svg:width="0.0795in" svg:height="0.1185in" svg:x="3.5709in" svg:y="0.2594in" svg:viewBox="0 0 203 302" draw:points="103,302 203,0 0,0"><text:p/></draw:polygon><draw:frame draw:style-name="gr16" draw:text-style-name="P57" svg:width="0.337in" svg:height="0.2087in" svg:x="3.1917in" svg:y="0.1346in"><draw:image xlink:href="Pictures/200000160000035800000214114391D2.svm" xlink:type="simple" xlink:show="embed" xlink:actuate="onLoad"><text:p/></draw:image></draw:frame><draw:line draw:style-name="gr8" draw:text-style-name="P54" svg:x1="4.2669in" svg:y1="0.1795in" svg:x2="3.5976in" svg:y2="0.1795in"><text:p/></draw:line><draw:line draw:style-name="gr8" draw:text-style-name="P54" svg:x1="3.5976in" svg:y1="0.1795in" svg:x2="3.5976in" svg:y2="0.2583in"><text:p/></draw:line><draw:line draw:style-name="gr19" draw:text-style-name="P54" svg:x1="1.8268in" svg:y1="2.0299in" svg:x2="1.8268in" svg:y2="1.4394in"><text:p/></draw:line><draw:frame draw:style-name="gr16" draw:text-style-name="P57" svg:width="0.2016in" svg:height="0.1843in" svg:x="3.2323in" svg:y="0.6465in"><draw:image xlink:href="Pictures/2000000F0000020D000001D4C73554CE.svm" xlink:type="simple" xlink:show="embed" xlink:actuate="onLoad"><text:p/></draw:image></draw:frame><draw:frame draw:style-name="gr16" draw:text-style-name="P57" svg:width="0.1878in" svg:height="0.1843in" svg:x="3.8618in" svg:y="0.6465in"><draw:image xlink:href="Pictures/2000000F000001E8000001D48FD40BEB.svm" xlink:type="simple" xlink:show="embed" xlink:actuate="onLoad"><text:p/></draw:image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/>
      <text:p text:style-name="P44">Recuperación 3ª evaluación 2º examen</text:p>
      <text:p text:style-name="P27"/>
      <text:p text:style-name="P28"><draw:g text:anchor-type="paragraph" draw:z-index="4" draw:style-name="gr4"><draw:frame draw:style-name="gr5" draw:text-style-name="P51" svg:width="0.5134in" svg:height="0.4862in" svg:x="2.6201in" svg:y="2.0945in"><draw:image xlink:href="Pictures/100000000000002500000023EB4E9695.png" xlink:type="simple" xlink:show="embed" xlink:actuate="onLoad"><text:p/></draw:image></draw:frame><draw:frame draw:style-name="gr6" draw:text-style-name="P53" svg:width="1.1051in" svg:height="0.324in" svg:x="2.363in" svg:y="2.6118in"><draw:text-box><text:p text:style-name="P52"><text:span text:style-name="T29">E = 220 V</text:span></text:p></draw:text-box></draw:frame><draw:frame draw:style-name="gr6" draw:text-style-name="P53" svg:width="0.787in" svg:height="0.324in" svg:x="2.3646in" svg:y="2.8488in"><draw:text-box><text:p text:style-name="P52"><text:span text:style-name="T29">50 Hz</text:span></text:p></draw:text-box></draw:frame><draw:custom-shape draw:style-name="gr7" draw:text-style-name="P54" svg:width="0.198in" svg:height="0.5933in" draw:transform="rotate (1.5707963267949) translate (3.12083333333333in 0.686111111111111in)"><text:p/><draw:enhanced-geometry svg:viewBox="0 0 21600 21600" draw:type="rectangle" draw:enhanced-path="M 0 0 L 21600 0 21600 21600 0 21600 0 0 Z N"/></draw:custom-shape><draw:line draw:style-name="gr8" draw:text-style-name="P54" svg:x1="1.7173in" svg:y1="0.5972in" svg:x2="2.4059in" svg:y2="0.5972in"><text:p/></draw:line><draw:line draw:style-name="gr8" draw:text-style-name="P54" svg:x1="2.5646in" svg:y1="0.5882in" svg:x2="3.1165in" svg:y2="0.5882in"><text:p/></draw:line><draw:line draw:style-name="gr8" draw:text-style-name="P54" svg:x1="4.0732in" svg:y1="2.3217in" svg:x2="4.0732in" svg:y2="0.5972in"><text:p/></draw:line><draw:frame draw:style-name="gr9" draw:text-style-name="P55" svg:width="1.4476in" svg:height="0.3559in" svg:x="1.5909in" svg:y="0.1197in"><draw:text-box><text:p text:style-name="P52"><text:span text:style-name="T30">L = 120 mH</text:span></text:p></draw:text-box></draw:frame><draw:frame draw:style-name="gr9" draw:text-style-name="P55" svg:width="1.1579in" svg:height="0.3559in" svg:x="2.9622in" svg:y="0.1189in"><draw:text-box><text:p text:style-name="P52"><text:span text:style-name="T30">R = 15 Ω </text:span></text:p></draw:text-box></draw:frame><draw:line draw:style-name="gr8" draw:text-style-name="P54" svg:x1="3.7118in" svg:y1="0.5965in" svg:x2="4.0665in" svg:y2="0.5909in"><text:p/></draw:line><draw:line draw:style-name="gr8" draw:text-style-name="P54" svg:x1="3.1354in" svg:y1="2.3362in" svg:x2="4.0673in" svg:y2="2.3236in"><text:p/></draw:line><draw:line draw:style-name="gr8" draw:text-style-name="P54" svg:x1="1.7173in" svg:y1="2.3362in" svg:x2="2.6492in" svg:y2="2.3236in"><text:p/></draw:line><draw:g draw:style-name="gr10"><draw:g draw:style-name="gr10"><draw:custom-shape draw:style-name="gr11" draw:text-style-name="P54" svg:width="0.1516in" svg:height="0.1512in" svg:x="2.1122in" svg:y="0.511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54" svg:x1="2.1146in" svg:y1="0.5882in" svg:x2="2.2602in" svg:y2="0.5882in"><text:p/></draw:line></draw:g><draw:g draw:style-name="gr10"><draw:custom-shape draw:style-name="gr13" draw:text-style-name="P54" svg:width="0.1516in" svg:height="0.1516in" svg:x="2.2701in" svg:y="0.511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54" svg:x1="2.2736in" svg:y1="0.5882in" svg:x2="2.4193in" svg:y2="0.5882in"><text:p/></draw:line></draw:g><draw:g draw:style-name="gr10"><draw:custom-shape draw:style-name="gr11" draw:text-style-name="P54" svg:width="0.1516in" svg:height="0.1504in" svg:x="2.4268in" svg:y="0.512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54" svg:x1="2.4291in" svg:y1="0.5882in" svg:x2="2.5748in" svg:y2="0.5882in"><text:p/></draw:line></draw:g><draw:g draw:style-name="gr10"><draw:custom-shape draw:style-name="gr13" draw:text-style-name="P54" svg:width="0.1516in" svg:height="0.1516in" svg:x="2.5846in" svg:y="0.514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54" svg:x1="2.5882in" svg:y1="0.5882in" svg:x2="2.7339in" svg:y2="0.5882in"><text:p/></draw:line></draw:g></draw:g><draw:line draw:style-name="gr8" draw:text-style-name="P54" svg:x1="1.7114in" svg:y1="2.3217in" svg:x2="1.7114in" svg:y2="0.5972in"><text:p/></draw:line><draw:frame draw:style-name="gr9" draw:text-style-name="P55" svg:width="0.3303in" svg:height="0.3559in" svg:x="1.363in" svg:y="1.7732in"><draw:text-box><text:p text:style-name="P52"><text:span text:style-name="T30">I</text:span></text:p></draw:text-box></draw:frame><draw:frame draw:style-name="gr14" draw:text-style-name="P55" svg:width="0.513in" svg:height="0.4287in" svg:x="1.1811in" svg:y="0.789in"><draw:text-box><text:p text:style-name="P52"><text:span text:style-name="T30">I</text:span><text:span text:style-name="T31">RL</text:span></text:p></draw:text-box></draw:frame></draw:g><text:span text:style-name="T27">Ejercicio 1</text:span><text:span text:style-name="T17"><text:tab/><text:tab/><text:tab/><text:tab/><text:tab/><text:tab/><text:tab/><text:tab/><text:tab/><text:tab/><text:tab/><text:tab/><text:tab/><text:tab/><text:tab/></text:span><text:span text:style-name="T16">4</text:span><text:span text:style-name="T17"> p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6520534149111964224" text:style-name="L9">
        <text:list-item>
          <text:p text:style-name="P45">Completa la tabla.</text:p>
        </text:list-item>
      </text:list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1"/>
          </table:table-cell>
          <table:table-cell table:style-name="Table1.A1" office:value-type="string">
            <text:p text:style-name="P31">R</text:p>
          </table:table-cell>
          <table:table-cell table:style-name="Table1.A1" office:value-type="string">
            <text:p text:style-name="P32">L</text:p>
          </table:table-cell>
          <table:table-cell table:style-name="Table1.A1" office:value-type="string">
            <text:p text:style-name="P31">Total</text:p>
          </table:table-cell>
          <table:table-cell table:style-name="Table1.E1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31">E</text:p>
          </table:table-cell>
          <table:table-cell table:style-name="Table1.A2" office:value-type="string">
            <text:p text:style-name="P17"/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8"/>
          </table:table-cell>
          <table:table-cell table:style-name="Table1.E2" office:value-type="string">
            <text:p text:style-name="P33">V</text:p>
          </table:table-cell>
        </table:table-row>
        <table:table-row>
          <table:table-cell table:style-name="Table1.A2" office:value-type="string">
            <text:p text:style-name="P31">I</text:p>
          </table:table-cell>
          <table:table-cell table:style-name="Table1.A2" office:value-type="string">
            <text:p text:style-name="P35"/>
            <text:p text:style-name="P35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4"/>
          </table:table-cell>
          <table:table-cell table:style-name="Table1.E2" office:value-type="string">
            <text:p text:style-name="P33">A</text:p>
          </table:table-cell>
        </table:table-row>
        <table:table-row>
          <table:table-cell table:style-name="Table1.A2" office:value-type="string">
            <text:p text:style-name="P31">Z</text:p>
          </table:table-cell>
          <table:table-cell table:style-name="Table1.A2" office:value-type="string">
            <text:p text:style-name="P19"/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34"/>
          </table:table-cell>
          <table:table-cell table:style-name="Table1.E2" office:value-type="string">
            <text:p text:style-name="P36">Ω</text:p>
          </table:table-cell>
        </table:table-row>
      </table:table>
      <text:p text:style-name="P20"/>
      <text:list xml:id="list132444427349505" text:continue-numbering="true" text:style-name="L9">
        <text:list-item>
          <text:p text:style-name="P47"><text:span text:style-name="T18">Dibuja el diagrama </text:span><text:span text:style-name="T19">fasorial de corriente</text:span><text:span text:style-name="T20">s</text:span><text:span text:style-name="T19"> y tensiones (escalas: </text:span><text:span text:style-name="T21">20</text:span><text:span text:style-name="T19"> V = </text:span><text:span text:style-name="T21">1</text:span><text:span text:style-name="T19"> cm y </text:span><text:span text:style-name="T22">1</text:span><text:span text:style-name="T19"> A = </text:span><text:span text:style-name="T23">1</text:span><text:span text:style-name="T19"> cm)</text:span><text:span text:style-name="T18">.</text:span></text:p>
          <text:p text:style-name="P48"/>
        </text:list-item>
        <text:list-item>
          <text:p text:style-name="P47"><text:span text:style-name="T11">Completa la tabla de potencias </text:span><text:span text:style-name="T12">y </text:span><text:span text:style-name="T13">calcula </text:span><text:span text:style-name="T12">el ángulo </text:span><text:span text:style-name="T14">φ </text:span><text:span text:style-name="T15">de desfase entre I y E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1"/>
          </table:table-cell>
          <table:table-cell table:style-name="Table3.A1" office:value-type="string">
            <text:p text:style-name="P38">R</text:p>
          </table:table-cell>
          <table:table-cell table:style-name="Table3.A1" office:value-type="string">
            <text:p text:style-name="P38">X<text:span text:style-name="T10">L</text:span></text:p>
          </table:table-cell>
          <table:table-cell table:style-name="Table3.D1" office:value-type="string">
            <text:p text:style-name="P39">Z</text:p>
          </table:table-cell>
        </table:table-row>
        <table:table-row>
          <table:table-cell table:style-name="Table3.A2" office:value-type="string">
            <text:p text:style-name="P40">P en W</text:p>
          </table:table-cell>
          <table:table-cell table:style-name="Table3.A2" office:value-type="string">
            <text:p text:style-name="P37"/>
            <text:p text:style-name="P37"/>
          </table:table-cell>
          <table:table-cell table:style-name="Table3.A2" office:value-type="string">
            <text:p text:style-name="P41"/>
          </table:table-cell>
          <table:table-cell table:style-name="Table3.D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40">Q en VAR</text:p>
          </table:table-cell>
          <table:table-cell table:style-name="Table3.A2" office:value-type="string">
            <text:p text:style-name="P41"/>
            <text:p text:style-name="P41"/>
          </table:table-cell>
          <table:table-cell table:style-name="Table3.A2" office:value-type="string">
            <text:p text:style-name="P37"/>
          </table:table-cell>
          <table:table-cell table:style-name="Table3.D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40">S en VA</text:p>
          </table:table-cell>
          <table:table-cell table:style-name="Table3.A2" office:value-type="string">
            <text:p text:style-name="P41"/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D2" office:value-type="string">
            <text:p text:style-name="P37"/>
          </table:table-cell>
        </table:table-row>
      </table:table>
      <text:p text:style-name="P29"/>
      <text:list xml:id="list132444127962699" text:continue-numbering="true" text:style-name="L9">
        <text:list-item>
          <text:p text:style-name="P46">Calcula la capacidad del condensador que habría que conectar en paralelo para eliminar el desfase entre I y E.</text:p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0591in" fo:border="0.06pt solid #000000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b83e9c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/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13/06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3</text:page-number> de <text:page-count>3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6-10T13:24:41.381191101</dc:date>
    <meta:editing-duration>PT12H7M18S</meta:editing-duration>
    <meta:editing-cycles>102</meta:editing-cycles>
    <meta:document-statistic meta:table-count="3" meta:image-count="0" meta:object-count="2" meta:page-count="3" meta:paragraph-count="40" meta:word-count="218" meta:character-count="1259" meta:non-whitespace-character-count="944"/>
  </office:meta>
</office:document-meta>
</file>

<file path=Object 15/content.xml><?xml version="1.0" encoding="utf-8"?>
<math xmlns="http://www.w3.org/1998/Math/MathML" display="block">
  <semantics>
    <mrow>
      <mrow>
        <mi>L</mi>
        <mo stretchy="false">=</mo>
        <mn>1</mn>
      </mrow>
      <mi>H</mi>
    </mrow>
    <annotation encoding="StarMath 5.0">L = 1 H</annotation>
  </semantics>
</math>
</file>

<file path=Object 16/content.xml><?xml version="1.0" encoding="utf-8"?>
<math xmlns="http://www.w3.org/1998/Math/MathML" display="block">
  <semantics>
    <mrow>
      <mfrac>
        <mi mathvariant="italic">di</mi>
        <mi mathvariant="italic">dt</mi>
      </mfrac>
      <mo stretchy="false">=</mo>
      <mrow>
        <mo stretchy="false">−</mo>
        <mrow>
          <mn>2</mn>
          <mfrac>
            <mi>A</mi>
            <mi>s</mi>
          </mfrac>
        </mrow>
      </mrow>
    </mrow>
    <annotation encoding="StarMath 5.0">di over dt = -{2 {A over s}}</annotation>
  </semantics>
</math>
</file>